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/>
    </style:style>
    <style:style style:name="P2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3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4" style:parent-style-name="ParágrafodaLista" style:list-style-name="LFO6" style:family="paragraph">
      <style:text-properties fo:font-weight="bold" style:font-weight-asian="bold"/>
    </style:style>
    <style:style style:name="P5" style:parent-style-name="Normal" style:family="paragraph">
      <style:paragraph-properties fo:text-align="justify"/>
    </style:style>
    <style:style style:name="P6" style:parent-style-name="ParágrafodaLista" style:list-style-name="LFO6" style:family="paragraph">
      <style:paragraph-properties fo:text-align="justify"/>
      <style:text-properties fo:font-weight="bold" style:font-weight-asian="bold"/>
    </style:style>
    <style:style style:name="P7" style:parent-style-name="Normal" style:family="paragraph">
      <style:paragraph-properties fo:text-align="justify"/>
    </style:style>
    <style:style style:name="P8" style:parent-style-name="ParágrafodaLista" style:list-style-name="LFO6" style:family="paragraph">
      <style:paragraph-properties fo:text-align="justify"/>
      <style:text-properties fo:font-weight="bold" style:font-weight-asian="bold"/>
    </style:style>
    <style:style style:name="P9" style:parent-style-name="Normal" style:family="paragraph">
      <style:paragraph-properties fo:text-align="justify"/>
    </style:style>
    <style:style style:name="P10" style:parent-style-name="ParágrafodaLista" style:list-style-name="LFO6" style:family="paragraph">
      <style:paragraph-properties fo:text-align="justify"/>
      <style:text-properties fo:font-weight="bold" style:font-weight-asian="bold"/>
    </style:style>
    <style:style style:name="P11" style:parent-style-name="Normal" style:family="paragraph">
      <style:paragraph-properties fo:text-align="justify"/>
    </style:style>
    <style:style style:name="P12" style:parent-style-name="ParágrafodaLista" style:list-style-name="LFO6" style:family="paragraph">
      <style:paragraph-properties fo:text-align="justify"/>
      <style:text-properties fo:font-weight="bold" style:font-weight-asian="bold"/>
    </style:style>
    <style:style style:name="P13" style:parent-style-name="Normal" style:family="paragraph">
      <style:paragraph-properties fo:text-align="justify"/>
    </style:style>
    <style:style style:name="P14" style:parent-style-name="ParágrafodaLista" style:list-style-name="LFO6" style:family="paragraph">
      <style:paragraph-properties fo:text-align="justify"/>
      <style:text-properties fo:font-weight="bold" style:font-weight-asian="bold"/>
    </style:style>
    <style:style style:name="P15" style:parent-style-name="Normal" style:family="paragraph">
      <style:paragraph-properties fo:text-align="justify"/>
    </style:style>
    <style:style style:name="P16" style:parent-style-name="Normal" style:family="paragraph">
      <style:paragraph-properties fo:text-align="justify" fo:margin-left="0.25in">
        <style:tab-stops/>
      </style:paragraph-properties>
      <style:text-properties fo:font-weight="bold" style:font-weight-asian="bold"/>
    </style:style>
    <style:style style:name="P17" style:parent-style-name="ParágrafodaLista" style:list-style-name="LFO6" style:family="paragraph">
      <style:paragraph-properties fo:text-align="justify"/>
      <style:text-properties fo:font-weight="bold" style:font-weight-asian="bold"/>
    </style:style>
    <style:style style:name="P18" style:parent-style-name="Normal" style:family="paragraph">
      <style:paragraph-properties fo:text-align="justify"/>
    </style:style>
    <style:style style:name="P19" style:parent-style-name="ParágrafodaLista" style:list-style-name="LFO6" style:family="paragraph">
      <style:paragraph-properties fo:text-align="justify"/>
      <style:text-properties fo:font-weight="bold" style:font-weight-asian="bold"/>
    </style:style>
    <style:style style:name="P20" style:parent-style-name="Normal" style:family="paragraph">
      <style:paragraph-properties fo:text-align="justify"/>
    </style:style>
    <style:style style:name="P21" style:parent-style-name="ParágrafodaLista" style:list-style-name="LFO6" style:family="paragraph">
      <style:paragraph-properties fo:text-align="justify"/>
      <style:text-properties fo:font-weight="bold" style:font-weight-asian="bold"/>
    </style:style>
    <style:style style:name="P22" style:parent-style-name="Normal" style:family="paragraph">
      <style:paragraph-properties fo:text-align="justify"/>
    </style:style>
    <style:style style:name="T23" style:parent-style-name="Tipodeletrapredefinidodoparágrafo" style:family="text">
      <style:text-properties fo:font-style="italic" style:font-style-asian="italic"/>
    </style:style>
    <style:style style:name="T24" style:parent-style-name="Tipodeletrapredefinidodoparágrafo" style:family="text">
      <style:text-properties fo:font-style="italic" style:font-style-asian="italic"/>
    </style:style>
    <style:style style:name="T25" style:parent-style-name="Tipodeletrapredefinidodoparágrafo" style:family="text">
      <style:text-properties fo:font-style="italic" style:font-style-asian="italic"/>
    </style:style>
    <style:style style:name="P26" style:parent-style-name="ParágrafodaLista" style:list-style-name="LFO6" style:family="paragraph">
      <style:paragraph-properties fo:text-align="justify"/>
      <style:text-properties fo:font-weight="bold" style:font-weight-asian="bold"/>
    </style:style>
    <style:style style:name="P27" style:parent-style-name="Normal" style:family="paragraph">
      <style:paragraph-properties fo:text-align="justify"/>
    </style:style>
    <style:style style:name="P28" style:parent-style-name="ParágrafodaLista" style:list-style-name="LFO6" style:family="paragraph">
      <style:paragraph-properties fo:text-align="justify"/>
      <style:text-properties fo:font-weight="bold" style:font-weight-asian="bold"/>
    </style:style>
    <style:style style:name="P29" style:parent-style-name="Normal" style:family="paragraph">
      <style:paragraph-properties fo:text-align="justify"/>
    </style:style>
    <style:style style:name="P30" style:parent-style-name="Normal" style:family="paragraph">
      <style:paragraph-properties fo:text-align="justify"/>
    </style:style>
    <style:style style:name="P31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32" style:parent-style-name="Normal" style:family="paragraph">
      <style:paragraph-properties fo:text-align="justify"/>
    </style:style>
    <style:style style:name="T33" style:parent-style-name="Tipodeletrapredefinidodoparágrafo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34" style:parent-style-name="Normal" style:family="paragraph">
      <style:paragraph-properties fo:text-align="justify" fo:text-indent="0.4916in"/>
    </style:style>
    <style:style style:name="T35" style:parent-style-name="Tipodeletrapredefinidodoparágrafo" style:family="text">
      <style:text-properties fo:font-style="italic" style:font-style-asian="italic"/>
    </style:style>
    <style:style style:name="P36" style:parent-style-name="Normal" style:family="paragraph">
      <style:paragraph-properties fo:text-align="justify" fo:text-indent="0.4916in"/>
    </style:style>
    <style:style style:name="P37" style:parent-style-name="Normal" style:family="paragraph">
      <style:paragraph-properties fo:text-align="justify" fo:text-indent="0.4916in"/>
    </style:style>
    <style:style style:name="P38" style:parent-style-name="Normal" style:family="paragraph">
      <style:paragraph-properties fo:text-align="justify"/>
    </style:style>
    <style:style style:name="T39" style:parent-style-name="Tipodeletrapredefinidodoparágrafo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0" style:parent-style-name="Tipodeletrapredefinidodoparágrafo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41" style:parent-style-name="Normal" style:family="paragraph">
      <style:paragraph-properties fo:text-align="justify"/>
    </style:style>
    <style:style style:name="P42" style:parent-style-name="Normal" style:family="paragraph">
      <style:paragraph-properties fo:text-align="justify"/>
    </style:style>
    <style:style style:name="T43" style:parent-style-name="Tipodeletrapredefinidodoparágrafo" style:family="text">
      <style:text-properties style:font-name="Segoe UI Emoji" style:font-name-asian="Segoe UI Emoji" style:font-name-complex="Segoe UI Emoji"/>
    </style:style>
    <style:style style:name="T44" style:parent-style-name="Tipodeletrapredefinidodoparágrafo" style:family="text">
      <style:text-properties style:font-name="Segoe UI Emoji" style:font-name-asian="Segoe UI Emoji" style:font-name-complex="Segoe UI Emoji"/>
    </style:style>
    <style:style style:name="P45" style:parent-style-name="Normal" style:family="paragraph">
      <style:paragraph-properties fo:text-align="justify" fo:text-indent="0.4916in"/>
    </style:style>
    <style:style style:name="P46" style:parent-style-name="Normal" style:family="paragraph">
      <style:paragraph-properties fo:text-align="justify"/>
    </style:style>
    <style:style style:name="T47" style:parent-style-name="Tipodeletrapredefinidodoparágrafo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48" style:parent-style-name="Normal" style:family="paragraph">
      <style:paragraph-properties fo:text-align="justify"/>
    </style:style>
    <style:style style:name="P49" style:parent-style-name="Normal" style:family="paragraph">
      <style:paragraph-properties fo:text-align="justify"/>
    </style:style>
    <style:style style:name="P50" style:parent-style-name="Normal" style:family="paragraph">
      <style:paragraph-properties fo:text-align="justify"/>
    </style:style>
  </office:automatic-styles>
  <office:body>
    <office:text text:use-soft-page-breaks="true">
      <text:p text:style-name="P1">IPM: Relatório – Aula 4</text:p>
      <text:p text:style-name="P2"/>
      <text:p text:style-name="P3">======<text:s/>11 Perguntas de AUT<text:s/>======</text:p>
      <text:list text:style-name="LFO6" text:continue-numbering="true">
        <text:list-item>
          <text:p text:style-name="P4">Quem vai utilizar o sistema? (perguntas 1, 2, 5,<text:s/>11,<text:s/>15,<text:s/>16<text:s/>e 17<text:s/>do questionário)</text:p>
        </text:list-item>
      </text:list>
      <text:p text:style-name="P5"><text:tab/>Pessoas que frequentam festivais de<text:s/>música; com idades entre os 18 e 60 (maioritariamente jovens dos 18 aos 25);<text:s/>vão a<text:s/>festivais por<text:s/>causa da música e para ver artistas de que gostam;<text:s/>acompanhados por amigos ou<text:s/>familiares;<text:s/>sabem usar dispositivos modernos (não familiarizados com smartwatches) e têm vários anos de experiência com estes;<text:s/>usam estes dispositivos maioritariamente para trabalho, comunicação e consultar as redes sociais.</text:p>
      <text:list text:style-name="LFO6" text:continue-numbering="true">
        <text:list-item>
          <text:p text:style-name="P6">Que tarefas executam atualmente? (perguntas<text:s/>7, 8, 9, 10, 12, 13 e 14 do questionário)</text:p>
        </text:list-item>
      </text:list>
      <text:p text:style-name="P7"><text:tab/>No contexto dos festivais:<text:s/>orientar-se no recinto; encontrar pessoas conhecidas; comunicar com pessoas; recolher informação; realizar pagamentos; vigiar pertences; deslocar-se para o recinto; encontrar locais onde adquirir ou confecionar comida e onde a consumir; encontrar local para pernoita.<text:s/></text:p>
      <text:list text:style-name="LFO6" text:continue-numbering="true">
        <text:list-item>
          <text:p text:style-name="P8">Que tarefas são desejáveis? (perguntas<text:s/>22<text:s/>e 23<text:s/>do questionário)</text:p>
        </text:list-item>
      </text:list>
      <text:p text:style-name="P9"><text:tab/>As tarefas desejáveis, por ordem de relevância para os utilizadores, são: <text:s/>pedido de socorro em caso de emergência;<text:s/>acesso a horários; localização de locais com GPS; localização de conhecidos; acesso a horários de transportes públicos na zona; monitorização da lotação de espaços; medição de níveis biométricos; acesso a playlists dos artistas; encomendar bebidas/comida; reserva de cacifos; lanterna; mostrar pontos de interesse nas proximidades; informação sobre os artistas.<text:s/>Em relação às tarefas de localização de espaços, os inquiridos foram incoerentes, afirmando que não tinham dificuldade em orientar-se dentro do recinto (questão 14).</text:p>
      <text:list text:style-name="LFO6" text:continue-numbering="true">
        <text:list-item>
          <text:p text:style-name="P10">Como se aprendem as tarefas?<text:s/>(pergunta 19 do questionário)</text:p>
        </text:list-item>
      </text:list>
      <text:p text:style-name="P11"><text:tab/>Os utilizadores aprendem<text:s/>a usar<text:s/>dispositivos tecnológicos<text:s/>com base na experiência com outros dispositivos, explorando o sistema e perguntando a amigos e familiares. Para usar o iRave apenas é preciso saber ler.</text:p>
      <text:list text:style-name="LFO6" text:continue-numbering="true">
        <text:list-item>
          <text:p text:style-name="P12">Onde são desempenhadas as tarefas? (pergunta 4 do questionário)</text:p>
        </text:list-item>
      </text:list>
      <text:p text:style-name="P13"><text:tab/>Duma análise aos principais festivais que os utilizadores frequentam<text:s/>(NOS Alive, Super Bock Super Rock, Rock in Rio, MEO Sudoeste, Vodafone Paredes de Coura, Festival Secundário, etc.)<text:s/>podemos distinguir dois ambientes: o ambiente urbano com melhores acessos e mais recursos na área evolvente<text:s/>(sem áreas de campismo); o ambiente rural que<text:s/>costuma ter áreas de campismo e mais atividades durante o dia, é por isso um ambiente normalmente empoeirado<text:s/>e no qual a água é uma constante (por causa das piscinas e praias). No entanto, ambos são ambientes ruidosos e com alta densidade de pessoas. Nos concertos há luzes fortes e contrastantes.</text:p>
      <text:list text:style-name="LFO6" text:continue-numbering="true">
        <text:list-item>
          <text:p text:style-name="P14">Qual a relação entre o utilizador e a informação? (perguntas<text:s/>13, 14 e<text:s/>21<text:s/>do questionário)</text:p>
        </text:list-item>
      </text:list>
      <text:p text:style-name="P15"><text:tab/>Os utilizadores têm alguma facilidade em encontrar a informação de que precisam durante o festival, recorrendo ao website do evento, às redes sociais<text:s/>ou a alguém<text:s/>informado<text:s/><text:soft-page-break/>(Staff e acompanhantes). Para o melhor funcionamento do iRave, os utilizadores estariam dispostos a partilhar a sua localização, o seu número de telemóvel e contactos de emergência.</text:p>
      <text:p text:style-name="P16"/>
      <text:list text:style-name="LFO6" text:continue-numbering="true">
        <text:list-item>
          <text:p text:style-name="P17">Que outros instrumentos tem o utilizador? (pergunta 18 do questionário)</text:p>
        </text:list-item>
      </text:list>
      <text:p text:style-name="P18"><text:tab/>Os utilizadores costumam levar apenas o smartphone para os festivais.</text:p>
      <text:list text:style-name="LFO6" text:continue-numbering="true">
        <text:list-item>
          <text:p text:style-name="P19">Como comunicam os utilizadores entre si? (pergunta 12 do questionário)</text:p>
        </text:list-item>
      </text:list>
      <text:p text:style-name="P20"><text:tab/>No festival, os utilizadores comunicam maioritariamente por mensagens de texto (SMS, Messenger, etc.), embora também o façam com chamadas telefónicas ou através das redes sociai</text:p>
      <text:list text:style-name="LFO6" text:continue-numbering="true">
        <text:list-item>
          <text:p text:style-name="P21">Qual a frequência de desempenho das tarefas? (pergunta 3 do questionário)</text:p>
        </text:list-item>
      </text:list>
      <text:p text:style-name="P22"><text:tab/>A maioria dos utilizadores costuma atender a um festival por ano, em média.<text:s/>É relevante referir que os utilizadores usam smartphones diariamente, por isso são proficientes nas tarefas básicas (comunicação, GPS, etc.). As tarefas realizadas por mais utilizadores em smartphones são:<text:s/><text:s/>visitar redes sociais, web browsing,<text:s/><text:span text:style-name="T23">media consu</text:span><text:span text:style-name="T24">m</text:span><text:span text:style-name="T25">ption</text:span>.</text:p>
      <text:list text:style-name="LFO6" text:continue-numbering="true">
        <text:list-item>
          <text:p text:style-name="P26">Quais as restrições de tempo? (pergunta 6 do questionário)</text:p>
        </text:list-item>
      </text:list>
      <text:p text:style-name="P27"><text:tab/>Para a realização das tarefas, a única restrição temporal reside no facto de os utilizadores estarem no festival para se divertir e as tarefas são apenas acessórias, portanto, os utilizadores querem realizá-las o mais rapidamente possível, o que não acontece atualmente com as seguintes tarefas: entrada e saída do recinto; acesso a palcos; acesso a casas de banho e balneários; esperar por comida e lugar nas áreas de restauração.<text:s/>No caso de ser implementada a funcionalidade de pedido de socorro, esta deve ser acedida em pouco tempo.<text:s/></text:p>
      <text:list text:style-name="LFO6" text:continue-numbering="true">
        <text:list-item>
          <text:p text:style-name="P28">O que acontece se algo correr mal? (pergunta 20 do questionário)</text:p>
        </text:list-item>
      </text:list>
      <text:p text:style-name="P29"><text:tab/>Deparados com alguma dificuldade com dispositivos tecnológicos, os utilizadores tendem a tentar resolver o problema sozinhos ou a falar com alguém que já tenha tido o mesmo problema, ocasionalmente procuram ajuda técnica.<text:s/></text:p>
      <text:p text:style-name="P30"/>
      <text:p text:style-name="P31">======<text:s/>Funcionalidades:<text:s/>descrições e cenários<text:s/>======</text:p>
      <text:p text:style-name="P32">*<text:span text:style-name="T33">Botão de emergência</text:span>:</text:p>
      <text:p text:style-name="P34">Descrição:<text:s/>um<text:span text:style-name="T35"><text:s/>switch<text:s/></text:span>(para esta funcionalidade não ser ativada por acidente)<text:s/>com dois<text:s/>estados, um de inatividade e outro que quando ativado faz o dispositivo vibrar e mostra no ecrã um botão que, quando<text:s/>acionado,<text:s/>chama, para a localização do utilizador, uma equipa de primeiros socorros.</text:p>
      <text:p text:style-name="P36">Cenário<text:s/>1:<text:s/>O Félix que costuma participar em festivais de música, encontrava-se já dentro do recinto do Meo Sudoeste a avançar pela multidão ao encontro aos seus amigos quando<text:s/>de repente<text:s/>choca com alguém.<text:s/>Começou, então, a sentir<text:s/>uma vibração no seu pulso esquerdo<text:s/>e apercebeu-se que<text:s/>o switch de emergência do seu iRave estava ativado,<text:s/>desativando-o de seguida.<text:s/></text:p>
      <text:soft-page-break/>
      <text:p text:style-name="P37">Cenário 2:<text:s/>Mais tarde<text:s/>o Félix estava a dançar no meio da multidão,<text:s/>no concerto dos DZRT a ouvir o famoso hit “Verão Azul”,<text:s/>quando se apercebeu<text:s/>que um dos seus amigos estava<text:s/>caído no chão, ao seu lado. Assutado,<text:s/>este<text:s/>desliza o switch do seu iRave para o estado de emergência, sentindo o mesmo a vibrar. Ao olhar para o ecrã, encontra apenas um botão vermelho<text:s/>com o símbolo “!”, num fundo preto. Ao carregar no botão, deparou-se com a seguinte mensagem “AJUDA a caminho!”. Ainda preocupado, o Félix manteve-se junto do seu amigo até à chegada de um grupo de paramédicos, 2 minutos depois.</text:p>
      <text:p text:style-name="P38"/>
      <text:p text:style-name="Normal">*<text:span text:style-name="T39">Localização/</text:span><text:span text:style-name="T40">Lotação de espaços</text:span>:</text:p>
      <text:p text:style-name="P41"><text:tab/>Descrição:<text:s/>uma aplicação que lista pontos chave do recinto e<text:s/>a<text:s/>sua<text:s/>respetiva lotação (em caso de lotação esgotada mostra o número de pessoas em espera), permitindo obter direções.</text:p>
      <text:p text:style-name="P42"><text:tab/>Cenário: Após um intenso concerto das Just Girls no Rock in Rio, o<text:s/>Adão, fã incontestável da banda, ainda no pico de adrenalina decide ir beber<text:s/>cerveja com os seus companheiros.<text:s/>Após<text:s/>algumas rodadas,<text:s/>o<text:s/>Adão<text:s/>sentiu uma enorme vontade de ir ao WC.<text:s/>Desconhecendo a localização da casa de banho mais próxima,<text:s/>decide consultar o serviço de localização/lotação do seu iRave. Abrindo a aplicação, seleciona, de entre a lista de locais,<text:s/>a opção<text:s/>“WC”<text:s/>aparecendo no ecrã a mensagem “Cheia<text:s/><text:span text:style-name="T43">☹</text:span><text:s/>Em Espera: 6”. Aflito,<text:s/>o<text:s/>Adão<text:s/>procura a próxima opção,<text:s/>que apresenta a mensagem “Livre<text:s/><text:span text:style-name="T44">😊</text:span>”.<text:s/>Agradado carrega no botão “Direções” que, passo a passo, lhe indica o caminho.</text:p>
      <text:p text:style-name="P45"/>
      <text:p text:style-name="P46">*<text:span text:style-name="T47">Localização de contactos</text:span>:</text:p>
      <text:p text:style-name="P48"><text:tab/>Descrição:<text:s/>uma aplicação que,<text:s/>através de (i) uma lista de contactos entregue no momento da inscrição ou (ii) através da sintonização com a lista de contactos do smartphone, permite, mediante permissão do contacto alvo, encontrar a sua localização e obter direções.</text:p>
      <text:p text:style-name="P49"><text:tab/>Cenário:<text:s/>O<text:s/>David<text:s/>estava a<text:s/>navegar<text:s/>na sua página de Facebook quando<text:s/>se apercebeu que o seu amigo,<text:s/>de longa data, Ler, acabara de publicar uma fotografia sua,<text:s/>no NOS Alive. Embora não se vissem há 7 anos, o David descobriu que ainda tinha o seu contacto de telemóvel. O barulho era muito e quando lhe tentou ligar, este não atendeu. Lembrou-se, então, do serviço de localização do iRave! Abriu a aplicação, procurou o seu amigo na lista de contactos e tentou localizá-lo. Como o serviço de localização do iRave<text:s/>funciona através de vibrações, o Ler recebeu o pedido e aceitou-o. Foi, então, possível ao David descobrir a localização do seu amigo e obter direções até ele.</text:p>
      <text:p text:style-name="P50"><text:tab/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style:font-name-asian="Calibri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asco Silva</meta:initial-creator>
    <dc:creator>Vasco Silva</dc:creator>
    <meta:creation-date>2018-03-12T23:58:00Z</meta:creation-date>
    <dc:date>2018-03-12T23:58:00Z</dc:date>
    <meta:print-date>2018-03-12T23:49:00Z</meta:print-date>
    <meta:template xlink:href="Normal" xlink:type="simple"/>
    <meta:editing-cycles>2</meta:editing-cycles>
    <meta:editing-duration>PT60S</meta:editing-duration>
    <meta:document-statistic meta:page-count="3" meta:paragraph-count="15" meta:word-count="1239" meta:character-count="7917" meta:row-count="55" meta:non-whitespace-character-count="6693"/>
  </office:meta>
</office:document-meta>
</file>